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ff-more-web-pro" svg:font-family="ff-more-web-pro, 'PT Serif', Georgia, 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375" officeooo:paragraph-rsid="001dc375"/>
    </style:style>
    <style:style style:name="P2" style:family="paragraph" style:parent-style-name="Standard">
      <style:text-properties fo:font-weight="bold" officeooo:rsid="001dc375" officeooo:paragraph-rsid="001dc375" style:font-weight-asian="bold" style:font-weight-complex="bold"/>
    </style:style>
    <style:style style:name="P3" style:family="paragraph" style:parent-style-name="Standard">
      <style:text-properties fo:font-weight="normal" officeooo:rsid="001dc375" officeooo:paragraph-rsid="001dc375" style:font-weight-asian="normal" style:font-weight-complex="normal"/>
    </style:style>
    <style:style style:name="P4" style:family="paragraph" style:parent-style-name="Standard">
      <style:text-properties fo:font-weight="normal" officeooo:rsid="001dc375" officeooo:paragraph-rsid="001dc375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1dc375" officeooo:paragraph-rsid="001dc375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1dc375" officeooo:paragraph-rsid="001e5aee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1ef34c" officeooo:paragraph-rsid="001ef34c" style:font-weight-asian="normal" style:font-weight-complex="normal"/>
    </style:style>
    <style:style style:name="P8" style:family="paragraph" style:parent-style-name="Standard">
      <style:text-properties fo:color="#000000" loext:opacity="100%" fo:font-weight="normal" officeooo:rsid="001f05d3" officeooo:paragraph-rsid="001f05d3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2029e5" officeooo:paragraph-rsid="002029e5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20abdc" officeooo:paragraph-rsid="0020abdc" style:font-weight-asian="normal" style:font-weight-complex="normal"/>
    </style:style>
    <style:style style:name="P11" style:family="paragraph" style:parent-style-name="Standard">
      <style:text-properties fo:color="#000000" loext:opacity="100%" fo:font-weight="bold" officeooo:rsid="001ef34c" officeooo:paragraph-rsid="001ef34c" style:font-weight-asian="bold" style:font-weight-complex="bold"/>
    </style:style>
    <style:style style:name="P12" style:family="paragraph" style:parent-style-name="Standard">
      <style:text-properties fo:color="#000000" loext:opacity="100%" fo:font-weight="bold" officeooo:rsid="0020abdc" officeooo:paragraph-rsid="0020abdc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2a6099" loext:opacity="100%" fo:font-weight="bold" officeooo:rsid="001dfd7d" style:font-weight-asian="bold" style:font-weight-complex="bold"/>
    </style:style>
    <style:style style:name="T3" style:family="text">
      <style:text-properties fo:color="#2a6099" loext:opacity="100%" fo:font-weight="bold" officeooo:rsid="002029e5" style:font-weight-asian="bold" style:font-weight-complex="bold"/>
    </style:style>
    <style:style style:name="T4" style:family="text">
      <style:text-properties fo:color="#2a6099" loext:opacity="100%" fo:font-weight="bold" officeooo:rsid="0020abdc" style:font-weight-asian="bold" style:font-weight-complex="bold"/>
    </style:style>
    <style:style style:name="T5" style:family="text">
      <style:text-properties fo:color="#2a6099" loext:opacity="100%" fo:font-weight="normal" style:font-weight-asian="normal" style:font-weight-complex="normal"/>
    </style:style>
    <style:style style:name="T6" style:family="text">
      <style:text-properties fo:color="#2a6099" loext:opacity="100%" officeooo:rsid="0020abd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c9211e" loext:opacity="100%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Dodawanie zmiennych:</text:span> (najlepiej przed zamykającym znacznikiem &lt;/body&gt;):</text:p>
      <text:p text:style-name="P1"/>
      <text:p text:style-name="P2">var myAge = 32</text:p>
      <text:p text:style-name="P2"/>
      <text:p text:style-name="P3">nowy sposób deklaracji zmiennych ES6:</text:p>
      <text:p text:style-name="P3"/>
      <text:p text:style-name="P2">let myAge = 32</text:p>
      <text:p text:style-name="P2">const birthDate = 1988</text:p>
      <text:p text:style-name="P2"/>
      <text:p text:style-name="P3">const to stała, JS nie pozwoli zmienić jej wartości </text:p>
      <text:p text:style-name="P3"/>
      <text:p text:style-name="P3"><text:tab/><text:span text:style-name="T2">Typy zmiennych: </text:span></text:p>
      <text:p text:style-name="P3"><text:span text:style-name="T2"/></text:p>
      <text:p text:style-name="P3"><text:span text:style-name="T7"><text:tab/>Primitive types, czyli typy proste</text:span>. Do typów prostych zaliczamy: number, string, bigint, boolean, null, undefined oraz symbol.</text:p>
      <text:p text:style-name="P3"/>
      <text:p text:style-name="P3"><text:span text:style-name="T2"/></text:p>
      <text:p text:style-name="P5"><text:span text:style-name="T7">var int_number = 10</text:span>; // zmienna typu całkowitego, gdzie typ określony został przez podstawianą <text:tab/>wartość</text:p>
      <text:p text:style-name="P5"><text:span text:style-name="T7">var float_number = 10</text:span>.; // zmienna typu zmiennoprzecinkowego</text:p>
      <text:p text:style-name="P5"><text:span text:style-name="T7">var text = "some text";</text:span> // zmienna typu string</text:p>
      <text:p text:style-name="P5"><text:span text:style-name="T7">var bolean = true;</text:span> // zmienna warunkowa, które może przyjmować wartość true lub false</text:p>
      <text:p text:style-name="P5"/>
      <text:p text:style-name="P6"><text:span text:style-name="T7"><text:tab/>Reference types</text:span>, typy referencyjne.</text:p>
      <text:p text:style-name="P5"/>
      <text:p text:style-name="P5">Do typów referencyjnych zaliczamy: array, object oraz function, czyli nie trudno się domyślić – tablicę, obiekt oraz funkcję.</text:p>
      <text:p text:style-name="P5"/>
      <text:p text:style-name="P7"><text:span text:style-name="T7">var taskArray = [activeTask, 200, "bartek"]; </text:span>//tablica</text:p>
      <text:p text:style-name="P11">var myNewFunction = function () {};<text:span text:style-name="T8"> //funkcja</text:span></text:p>
      <text:p text:style-name="P7"><text:span text:style-name="T7">var myObj = {}; </text:span>//objekt</text:p>
      <text:p text:style-name="P7"/>
      <text:p text:style-name="P8"><text:tab/><text:span text:style-name="T1">Zmienne w konsoli </text:span></text:p>
      <text:p text:style-name="P8"><text:span text:style-name="T5"/></text:p>
      <text:p text:style-name="P8">wpisując <text:span text:style-name="T7">text.className </text:span>czyli nazwę klasy plus className możemy przejąć wszystkie klasy, które ten element ma. </text:p>
      <text:p text:style-name="P8"/>
      <text:p text:style-name="P8"><text:tab/><text:span text:style-name="T3">Wyszukiwanie selektorów</text:span></text:p>
      <text:p text:style-name="P8"><text:span text:style-name="T3"/></text:p>
      <text:p text:style-name="P9"><text:span text:style-name="T7">var paragraph = document.querySelector('p');</text:span> – js wyszukuje w ten sposób po selektora CSS, wpisując w konsoli nazwę zmiennej <text:span text:style-name="T7">‘paragraph’ <text:s/></text:span>w wyniku otrzymujemy pierwszy znaleziony element p</text:p>
      <text:p text:style-name="P9"/>
      <text:p text:style-name="P9">Jeżeli chcemy znaleźć każdy element p to wpisujemy:</text:p>
      <text:p text:style-name="P9"/>
      <text:p text:style-name="P9"><text:span text:style-name="T7">var paragraph = document.querySelector</text:span><text:span text:style-name="T9">All</text:span><text:span text:style-name="T7">('p');</text:span></text:p>
      <text:p text:style-name="P9"/>
      <text:p text:style-name="P8"/>
      <text:p text:style-name="P8"><text:tab/><text:span text:style-name="T4">Nasłuchiwanie na dane zdarzenie</text:span></text:p>
      <text:p text:style-name="P8"><text:span text:style-name="T4"/></text:p>
      <text:p text:style-name="P12">kliknięcie - </text:p>
      <text:p text:style-name="P12"/>
      <text:p text:style-name="P10"><text:soft-page-break/>w pierwszej kolejności wyszukiwanie elementu: </text:p>
      <text:p text:style-name="P10"/>
      <text:p text:style-name="P12">const btn = document.querySelector('button');</text:p>
      <text:p text:style-name="P12"/>
      <text:p text:style-name="P10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ff-more-web-pro" svg:font-family="ff-more-web-pro, 'PT Serif', Georgia, 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13:43:50.551054415</meta:creation-date>
    <dc:date>2020-11-11T18:06:44.238149111</dc:date>
    <meta:editing-duration>PT2H41M45S</meta:editing-duration>
    <meta:editing-cycles>4</meta:editing-cycles>
    <meta:generator>LibreOffice/7.0.2.2$Linux_X86_64 LibreOffice_project/00$Build-2</meta:generator>
    <meta:document-statistic meta:table-count="0" meta:image-count="0" meta:object-count="0" meta:page-count="2" meta:paragraph-count="27" meta:word-count="210" meta:character-count="1509" meta:non-whitespace-character-count="1309"/>
  </office:meta>
</office:document-meta>
</file>